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5cm" fo:min-width="12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cm" fo:min-width="16.7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7cm" fo:min-width="14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5cm" svg:height="2cm" svg:x="5.5cm" svg:y="1.5cm">
          <text:p text:style-name="P1">Food generator page snappy titl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25cm" svg:height="4.25cm" svg:x="2cm" svg:y="4cm">
          <text:p text:style-name="P1">Beer generated and the food recommendation from previous pag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25cm" svg:height="7.25cm" svg:x="3.75cm" svg:y="10cm">
          <text:p text:style-name="P1">Receipt generator input for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3T20:12:13.961000000</meta:creation-date>
    <dc:date>2023-02-23T20:19:17.166000000</dc:date>
    <meta:editing-duration>PT7M3S</meta:editing-duration>
    <meta:editing-cycles>1</meta:editing-cycles>
    <meta:document-statistic meta:object-count="3"/>
    <meta:generator>LibreOffice/7.4.3.2$Windows_X86_64 LibreOffice_project/1048a8393ae2eeec98dff31b5c133c5f1d08b890</meta:generator>
  </office:meta>
</office:document-meta>
</file>